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3eeab46" officeooo:paragraph-rsid="03eeab46" style:font-weight-asian="normal" style:font-weight-complex="normal"/>
    </style:style>
    <style:style style:name="P9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3ecbb5e" officeooo:paragraph-rsid="03ecbb5e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cbca62"/>
    </style:style>
    <style:style style:name="T2" style:family="text">
      <style:text-properties officeooo:rsid="00f43fdb"/>
    </style:style>
    <style:style style:name="T3" style:family="text">
      <style:text-properties officeooo:rsid="0103b21e"/>
    </style:style>
    <style:style style:name="T4" style:family="text">
      <style:text-properties officeooo:rsid="01059c66"/>
    </style:style>
    <style:style style:name="T5" style:family="text">
      <style:text-properties officeooo:rsid="0114861f"/>
    </style:style>
    <style:style style:name="T6" style:family="text">
      <style:text-properties officeooo:rsid="0115c597"/>
    </style:style>
    <style:style style:name="T7" style:family="text">
      <style:text-properties officeooo:rsid="00065d6c"/>
    </style:style>
    <style:style style:name="T8" style:family="text">
      <style:text-properties officeooo:rsid="015427ae"/>
    </style:style>
    <style:style style:name="T9" style:family="text">
      <style:text-properties officeooo:rsid="0164e3b7"/>
    </style:style>
    <style:style style:name="T10" style:family="text">
      <style:text-properties officeooo:rsid="02a4e322"/>
    </style:style>
    <style:style style:name="T11" style:family="text">
      <style:text-properties officeooo:rsid="03328812"/>
    </style:style>
    <style:style style:name="T12" style:family="text">
      <style:text-properties officeooo:rsid="0337a579"/>
    </style:style>
    <style:style style:name="T13" style:family="text">
      <style:text-properties officeooo:rsid="037bea4f"/>
    </style:style>
    <style:style style:name="T14" style:family="text">
      <style:text-properties officeooo:rsid="0381d376"/>
    </style:style>
    <style:style style:name="T15" style:family="text">
      <style:text-properties officeooo:rsid="0387c6ea"/>
    </style:style>
    <style:style style:name="T16" style:family="text">
      <style:text-properties officeooo:rsid="03880b35"/>
    </style:style>
    <style:style style:name="T17" style:family="text">
      <style:text-properties officeooo:rsid="039148e9"/>
    </style:style>
    <style:style style:name="T18" style:family="text">
      <style:text-properties officeooo:rsid="03cbca06"/>
    </style:style>
    <style:style style:name="T19" style:family="text">
      <style:text-properties officeooo:rsid="03e474da"/>
    </style:style>
    <style:style style:name="T20" style:family="text">
      <style:text-properties officeooo:rsid="03eaba53"/>
    </style:style>
    <style:style style:name="T21" style:family="text">
      <style:text-properties officeooo:rsid="03ef361a"/>
    </style:style>
    <style:style style:name="T22" style:family="text">
      <style:text-properties officeooo:rsid="03f05dad"/>
    </style:style>
    <style:style style:name="T23" style:family="text">
      <style:text-properties officeooo:rsid="03f5ed51"/>
    </style:style>
    <style:style style:name="T24" style:family="text">
      <style:text-properties officeooo:rsid="040587c2"/>
    </style:style>
    <style:style style:name="T25" style:family="text">
      <style:text-properties officeooo:rsid="0411d7a4"/>
    </style:style>
    <style:style style:name="T26" style:family="text">
      <style:text-properties officeooo:rsid="04215b34"/>
    </style:style>
    <style:style style:name="T27" style:family="text">
      <style:text-properties officeooo:rsid="04231e4b"/>
    </style:style>
    <style:style style:name="T28" style:family="text">
      <style:text-properties officeooo:rsid="0423fd98"/>
    </style:style>
    <style:style style:name="T29" style:family="text">
      <style:text-properties officeooo:rsid="042af567"/>
    </style:style>
    <style:style style:name="T30" style:family="text">
      <style:text-properties officeooo:rsid="042c9a3c"/>
    </style:style>
    <style:style style:name="T31" style:family="text">
      <style:text-properties officeooo:rsid="042f3015"/>
    </style:style>
    <style:style style:name="T32" style:family="text">
      <style:text-properties officeooo:rsid="04323f13"/>
    </style:style>
    <style:style style:name="T33" style:family="text">
      <style:text-properties officeooo:rsid="0432a32b"/>
    </style:style>
    <style:style style:name="T34" style:family="text">
      <style:text-properties officeooo:rsid="0433d296"/>
    </style:style>
    <style:style style:name="T35" style:family="text">
      <style:text-properties officeooo:rsid="04356bba"/>
    </style:style>
    <style:style style:name="T36" style:family="text">
      <style:text-properties officeooo:rsid="0436230d"/>
    </style:style>
    <style:style style:name="T37" style:family="text">
      <style:text-properties officeooo:rsid="043c35dd"/>
    </style:style>
    <style:style style:name="T38" style:family="text">
      <style:text-properties officeooo:rsid="043d8789"/>
    </style:style>
    <style:style style:name="T39" style:family="text">
      <style:text-properties officeooo:rsid="043f25d0"/>
    </style:style>
    <style:style style:name="T40" style:family="text">
      <style:text-properties officeooo:rsid="04403a95"/>
    </style:style>
    <style:style style:name="T41" style:family="text">
      <style:text-properties officeooo:rsid="0440e946"/>
    </style:style>
    <style:style style:name="T42" style:family="text">
      <style:text-properties officeooo:rsid="04417992"/>
    </style:style>
    <style:style style:name="T43" style:family="text">
      <style:text-properties officeooo:rsid="04445eb6"/>
    </style:style>
    <style:style style:name="T44" style:family="text">
      <style:text-properties officeooo:rsid="044751c7"/>
    </style:style>
    <style:style style:name="T45" style:family="text">
      <style:text-properties officeooo:rsid="0448b5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24">9.</text:span><text:span text:style-name="T35">1.</text:span><text:span text:style-name="T44">2</text:span></text:p>
      <text:p text:style-name="P3">LibreOffice: <text:span text:style-name="T9">7.</text:span><text:span text:style-name="T40">6.</text:span><text:span text:style-name="T43">2</text:span></text:p>
      <text:p text:style-name="P4"><text:span text:style-name="T7">Thunderbird: </text:span><text:span text:style-name="T20">1</text:span><text:span text:style-name="T37">15.</text:span><text:span text:style-name="T43">3.</text:span><text:span text:style-name="T45">2</text:span></text:p>
      <text:p text:style-name="P3">VLC: 3.0.<text:span text:style-name="T5">1</text:span><text:span text:style-name="T45">9</text:span></text:p>
      <text:p text:style-name="P3">DVDStyler: 3.<text:span text:style-name="T12">2.</text:span><text:span text:style-name="T13">1<text:tab/></text:span></text:p>
      <text:p text:style-name="P3">GIMP: 2.10.<text:span text:style-name="T17">3</text:span><text:span text:style-name="T31">4</text:span></text:p>
      <text:p text:style-name="P3">OpenShot: <text:span text:style-name="T28">3.</text:span><text:span text:style-name="T32">1.1</text:span></text:p>
      <text:p text:style-name="P5"><text:span text:style-name="T7">Audacity: </text:span><text:span text:style-name="T10">3.</text:span><text:span text:style-name="T33">3.</text:span><text:span text:style-name="T35">3</text:span></text:p>
      <text:p text:style-name="P3">Paint.net: <text:span text:style-name="T29">5.0</text:span><text:span text:style-name="T44">1</text:span><text:span text:style-name="T45">1</text:span></text:p>
      <text:p text:style-name="P3">MakeMKV: 1.1<text:span text:style-name="T20">7.</text:span><text:span text:style-name="T43">5</text:span></text:p>
      <text:p text:style-name="P6">SMPlayer: <text:span text:style-name="T3">2</text:span><text:span text:style-name="T37">3.6</text:span></text:p>
      <text:p text:style-name="P7">Kdenlive: <text:span text:style-name="T6">2</text:span><text:span text:style-name="T32">3.0</text:span><text:span text:style-name="T41">8.</text:span><text:span text:style-name="T45">2</text:span></text:p>
      <text:p text:style-name="P8">Rocky Linux: <text:span text:style-name="T21">9.</text:span><text:span text:style-name="T34">2</text:span></text:p>
      <text:p text:style-name="P9">Ubuntu Server: 2<text:span text:style-name="T18">2.04.</text:span><text:span text:style-name="T40">3</text:span></text:p>
      <text:p text:style-name="P4"><text:span text:style-name="T7">Fedora: 3</text:span><text:span text:style-name="T32">8</text:span></text:p>
      <text:p text:style-name="P3">Linux Mint: <text:span text:style-name="T8">2</text:span><text:span text:style-name="T23">1.</text:span><text:span text:style-name="T38">2</text:span></text:p>
      <text:p text:style-name="P10">Kubuntu: <text:span text:style-name="T4">2</text:span><text:span text:style-name="T18">2.04.</text:span><text:span text:style-name="T40">3</text:span></text:p>
      <text:p text:style-name="P11">Fedora lxqt: 3<text:span text:style-name="T32">8</text:span></text:p>
      <text:p text:style-name="P12">Arch: <text:span text:style-name="T45">10-14-23</text:span></text:p>
      <text:p text:style-name="P13">Debian (Stable): 1<text:span text:style-name="T35">2.</text:span><text:span text:style-name="T45">2</text:span></text:p>
      <text:p text:style-name="P14">OpenSuse (Leap): 15.<text:span text:style-name="T35">5</text:span></text:p>
      <text:p text:style-name="P15">Visual Studio: 20<text:span text:style-name="T14">22<text:tab/></text:span></text:p>
      <text:p text:style-name="P16">FileZilla Client: 3.<text:span text:style-name="T19">6</text:span><text:span text:style-name="T37">5.0</text:span></text:p>
      <text:p text:style-name="P17">Notepad ++: <text:span text:style-name="T11">8.</text:span><text:span text:style-name="T31">5.</text:span><text:span text:style-name="T42">7<text:tab/></text:span></text:p>
      <text:p text:style-name="P17">Brackets: <text:span text:style-name="T15">Pre-Release </text:span><text:span text:style-name="T16">2.</text:span><text:span text:style-name="T22">1.2</text:span></text:p>
      <text:p text:style-name="P17">Rufus: <text:span text:style-name="T33">4.</text:span><text:span text:style-name="T39">2</text:span></text:p>
      <text:p text:style-name="P18">VirtualBox: <text:span text:style-name="T25">7.0.</text:span><text:span text:style-name="T38">10</text:span></text:p>
      <text:p text:style-name="P17">Sharex: <text:span text:style-name="T22">1</text:span><text:span text:style-name="T30">5.0.0</text:span></text:p>
      <text:p text:style-name="P17"><text:soft-page-break/>XDM:<text:span text:style-name="T2"> </text:span><text:span text:style-name="T26">2018</text:span></text:p>
      <text:p text:style-name="P17">Vivaldi: <text:span text:style-name="T32">6.</text:span><text:span text:style-name="T42">2</text:span></text:p>
      <text:p text:style-name="P17">7-zip: <text:span text:style-name="T1">2</text:span><text:span text:style-name="T36">3.01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3-10-16T20:19:06.254390497</dc:date>
    <meta:editing-duration>P2DT16H42M11S</meta:editing-duration>
    <meta:editing-cycles>510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76" meta:character-count="535" meta:non-whitespace-character-count="487"/>
  </office:meta>
</office:document-meta>
</file>